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aba3"/>
    </style:style>
    <style:style style:name="P2" style:family="paragraph" style:parent-style-name="Standard">
      <style:text-properties officeooo:paragraph-rsid="0024b69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aba3"/>
    </style:style>
    <style:style style:name="T3" style:family="text">
      <style:text-properties fo:language="en" fo:country="US" officeooo:rsid="001e760f"/>
    </style:style>
    <style:style style:name="T4" style:family="text">
      <style:text-properties fo:language="en" fo:country="US" officeooo:rsid="001f6dd4"/>
    </style:style>
    <style:style style:name="T5" style:family="text">
      <style:text-properties fo:language="en" fo:country="US" officeooo:rsid="0020db23"/>
    </style:style>
    <style:style style:name="T6" style:family="text">
      <style:text-properties fo:language="en" fo:country="US" officeooo:rsid="002153bb"/>
    </style:style>
    <style:style style:name="T7" style:family="text">
      <style:text-properties fo:language="en" fo:country="US" officeooo:rsid="00225a34"/>
    </style:style>
    <style:style style:name="T8" style:family="text">
      <style:text-properties fo:language="en" fo:country="US" officeooo:rsid="00239332"/>
    </style:style>
    <style:style style:name="T9" style:family="text">
      <style:text-properties fo:language="en" fo:country="US" officeooo:rsid="0024b6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reate table stadt(id serial NOT NULL PRIMARY KEY,ort VARCHAR(40) NOT NULL,favorit boolean NOT NULL DEFAULT false);Insert into stadt (ort) values ('Berlin'),('Hamburg'),('München'),('Köln'),('Frankfurt am Main'),('Suttgart'),('Düsseldorf'),('Dortmund'),('Essen'),('Leipzig'),</text:span><text:span text:style-name="T2">('Kreuz A1/A2'),('Kreuz A</text:span><text:span text:style-name="T3">4</text:span><text:span text:style-name="T2">/A</text:span><text:span text:style-name="T3">9</text:span><text:span text:style-name="T2">'),('Kreuz A</text:span><text:span text:style-name="T4">4</text:span><text:span text:style-name="T2">/A</text:span><text:span text:style-name="T4">5/</text:span><text:span text:style-name="T8">A7</text:span><text:span text:style-name="T2">'),('Kreuz A</text:span><text:span text:style-name="T4">6</text:span><text:span text:style-name="T2">/A</text:span><text:span text:style-name="T3">9</text:span><text:span text:style-name="T2">'),('Kreuz A</text:span><text:span text:style-name="T4">6</text:span><text:span text:style-name="T2">/A</text:span><text:span text:style-name="T9">81</text:span><text:span text:style-name="T2">'),('Kreuz A</text:span><text:span text:style-name="T7">2</text:span><text:span text:style-name="T2">/A</text:span><text:span text:style-name="T7">7</text:span><text:span text:style-name="T2">'),('Kreuz A</text:span><text:span text:style-name="T7">2</text:span><text:span text:style-name="T2">/A</text:span><text:span text:style-name="T7">14</text:span><text:span text:style-name="T2">'),('Kreuz A</text:span><text:span text:style-name="T9">7</text:span><text:span text:style-name="T2">/A</text:span><text:span text:style-name="T9">81</text:span><text:span text:style-name="T2">')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CREATE TABLE routen(start integer NOT NULL,ziel integer NOT NULL,strecke integer NOT NULL,"straße" character varying(4) NOT NULL,PRIMARY KEY (start, ziel))WITH (OIDS = FALSE);insert into routen (start,ziel,strecke,straße) values (1,</text:span><text:span text:style-name="T2">2</text:span><text:span text:style-name="T1">,</text:span><text:span text:style-name="T2">237</text:span><text:span text:style-name="T1">,'A</text:span><text:span text:style-name="T2">24</text:span><text:span text:style-name="T1">'),(1,</text:span><text:span text:style-name="T2">3</text:span><text:span text:style-name="T1">,</text:span><text:span text:style-name="T2">530</text:span><text:span text:style-name="T1">,'A</text:span><text:span text:style-name="T2">9</text:span><text:span text:style-name="T1">'),(1,</text:span><text:span text:style-name="T4">1</text:span><text:span text:style-name="T2">1,411</text:span><text:span text:style-name="T1">,'</text:span><text:span text:style-name="T2">A2</text:span><text:span text:style-name="T1">'),(</text:span><text:span text:style-name="T3">4</text:span><text:span text:style-name="T1">,</text:span><text:span text:style-name="T4">1</text:span><text:span text:style-name="T2">1,</text:span><text:span text:style-name="T3">101</text:span><text:span text:style-name="T1">,'</text:span><text:span text:style-name="T2">A</text:span><text:span text:style-name="T3">1</text:span><text:span text:style-name="T1">'),(1,</text:span><text:span text:style-name="T4">1</text:span><text:span text:style-name="T3">2</text:span><text:span text:style-name="T2">,</text:span><text:span text:style-name="T3">187</text:span><text:span text:style-name="T1">,'</text:span><text:span text:style-name="T2">A</text:span><text:span text:style-name="T3">9</text:span><text:span text:style-name="T1">'),(</text:span><text:span text:style-name="T4">12</text:span><text:span text:style-name="T1">,</text:span><text:span text:style-name="T4">13</text:span><text:span text:style-name="T2">,</text:span><text:span text:style-name="T4">376</text:span><text:span text:style-name="T1">,'</text:span><text:span text:style-name="T2">A</text:span><text:span text:style-name="T4">4</text:span><text:span text:style-name="T1">'),(</text:span><text:span text:style-name="T4">5</text:span><text:span text:style-name="T1">,</text:span><text:span text:style-name="T4">13</text:span><text:span text:style-name="T2">,</text:span><text:span text:style-name="T3">1</text:span><text:span text:style-name="T4">21</text:span><text:span text:style-name="T1">,'</text:span><text:span text:style-name="T2">A</text:span><text:span text:style-name="T4">5</text:span><text:span text:style-name="T1">'),(</text:span><text:span text:style-name="T4">1,14</text:span><text:span text:style-name="T2">,</text:span><text:span text:style-name="T4">381</text:span><text:span text:style-name="T1">,'</text:span><text:span text:style-name="T2">A</text:span><text:span text:style-name="T4">9</text:span><text:span text:style-name="T1">'),(</text:span><text:span text:style-name="T4">14,15</text:span><text:span text:style-name="T2">,</text:span><text:span text:style-name="T5">152</text:span><text:span text:style-name="T1">,'</text:span><text:span text:style-name="T2">A</text:span><text:span text:style-name="T4">6</text:span><text:span text:style-name="T1">'),(</text:span><text:span text:style-name="T5">6</text:span><text:span text:style-name="T4">,1</text:span><text:span text:style-name="T5">5</text:span><text:span text:style-name="T2">,</text:span><text:span text:style-name="T9">127</text:span><text:span text:style-name="T1">,'</text:span><text:span text:style-name="T2">A</text:span><text:span text:style-name="T5">81</text:span><text:span text:style-name="T1">'),(</text:span><text:span text:style-name="T4">1,</text:span><text:span text:style-name="T5">9</text:span><text:span text:style-name="T2">,</text:span><text:span text:style-name="T5">421</text:span><text:span text:style-name="T1">,'</text:span><text:span text:style-name="T2">A</text:span><text:span text:style-name="T5">2</text:span><text:span text:style-name="T1">'),(</text:span><text:span text:style-name="T5">9</text:span><text:span text:style-name="T4">,1</text:span><text:span text:style-name="T5">0</text:span><text:span text:style-name="T2">,</text:span><text:span text:style-name="T5">38</text:span><text:span text:style-name="T1">,'</text:span><text:span text:style-name="T2">A</text:span><text:span text:style-name="T5">40</text:span><text:span text:style-name="T1">'),(</text:span><text:span text:style-name="T5">7</text:span><text:span text:style-name="T4">,1</text:span><text:span text:style-name="T5">0</text:span><text:span text:style-name="T2">,</text:span><text:span text:style-name="T6">28</text:span><text:span text:style-name="T1">,'</text:span><text:span text:style-name="T2">A</text:span><text:span text:style-name="T5">52</text:span><text:span text:style-name="T1">'),(</text:span><text:span text:style-name="T4">1,</text:span><text:span text:style-name="T6">8</text:span><text:span text:style-name="T2">,</text:span><text:span text:style-name="T6">127</text:span><text:span text:style-name="T1">,'</text:span><text:span text:style-name="T2">A</text:span><text:span text:style-name="T4">9</text:span><text:span text:style-name="T1">'),(</text:span><text:span text:style-name="T7">2</text:span><text:span text:style-name="T4">,1</text:span><text:span text:style-name="T7">6</text:span><text:span text:style-name="T2">,</text:span><text:span text:style-name="T7">140</text:span><text:span text:style-name="T1">,'</text:span><text:span text:style-name="T2">A</text:span><text:span text:style-name="T7">7</text:span><text:span text:style-name="T1">'),(</text:span><text:span text:style-name="T7">16</text:span><text:span text:style-name="T4">,1</text:span><text:span text:style-name="T7">7</text:span><text:span text:style-name="T2">,</text:span><text:span text:style-name="T7">1</text:span><text:span text:style-name="T8">19</text:span><text:span text:style-name="T1">,'</text:span><text:span text:style-name="T2">A</text:span><text:span text:style-name="T7">2</text:span><text:span text:style-name="T1">'),(</text:span><text:span text:style-name="T8">8</text:span><text:span text:style-name="T4">,1</text:span><text:span text:style-name="T7">7</text:span><text:span text:style-name="T2">,</text:span><text:span text:style-name="T7">1</text:span><text:span text:style-name="T8">08</text:span><text:span text:style-name="T1">,'</text:span><text:span text:style-name="T2">A</text:span><text:span text:style-name="T8">14</text:span><text:span text:style-name="T1">'),(</text:span><text:span text:style-name="T8">3</text:span><text:span text:style-name="T4">,</text:span><text:span text:style-name="T8">8</text:span><text:span text:style-name="T2">,</text:span><text:span text:style-name="T8">413</text:span><text:span text:style-name="T1">,'</text:span><text:span text:style-name="T2">A</text:span><text:span text:style-name="T8">9</text:span><text:span text:style-name="T1">'),(</text:span><text:span text:style-name="T8">2,4</text:span><text:span text:style-name="T2">,</text:span><text:span text:style-name="T8">386</text:span><text:span text:style-name="T1">,'</text:span><text:span text:style-name="T2">A</text:span><text:span text:style-name="T8">1</text:span><text:span text:style-name="T1">'),(</text:span><text:span text:style-name="T8">2,13</text:span><text:span text:style-name="T2">,</text:span><text:span text:style-name="T8">363</text:span><text:span text:style-name="T1">,'</text:span><text:span text:style-name="T2">A</text:span><text:span text:style-name="T8">7</text:span><text:span text:style-name="T1">'),(</text:span><text:span text:style-name="T9">13</text:span><text:span text:style-name="T8">,1</text:span><text:span text:style-name="T9">8</text:span><text:span text:style-name="T2">,</text:span><text:span text:style-name="T9">147</text:span><text:span text:style-name="T1">,'</text:span><text:span text:style-name="T2">A</text:span><text:span text:style-name="T8">7</text:span><text:span text:style-name="T1">'),(</text:span><text:span text:style-name="T9">6</text:span><text:span text:style-name="T8">,13</text:span><text:span text:style-name="T2">,</text:span><text:span text:style-name="T9">126</text:span><text:span text:style-name="T1">,'</text:span><text:span text:style-name="T2">A</text:span><text:span text:style-name="T9">81</text:span><text:span text:style-name="T1">')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9:34:45.043000000</meta:creation-date>
    <dc:date>2019-07-24T20:47:01.023000000</dc:date>
    <meta:editing-duration>PT10M24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" meta:word-count="58" meta:character-count="992" meta:non-whitespace-character-count="936"/>
  </office:meta>
</office:document-meta>
</file>